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était presque devenu une habitude. N'ayant pas spécialement énormément de moyens de s'occuper lorsqu'il était chez lui, Edward avait pris le réflexe d'aller se promener dans le centre-ville de Palema les week-ends où la météo le lui permettait. C'était un excellent moyen pour lui de laisser libre cours à son esprit hyperactif, qu'il ne sollicitait pas particulièrement lors de ses promenades, errant sans réel but comme il le faisait au travers des rues de la ville. De plus, le garçon se disait toujours que cela lui offrait l'occasion d'en apprendre un peu plus sur la géographie de la cité, qu'il ne connaissait guère du fait de son enfance en banlieue, bien que dans la pratique il était généralement trop distrait pour repérer les lieux ou les rues qui lui permettraient de se repérer un peu mieux. Et puis, il fallait le dire, son inattention avait la fâcheuse tendance de le mener à des situations assez improbables, situations qu'il aurait été dommage de manquer.</text:p>
      <text:p text:style-name="Standard"/>
      <text:p text:style-name="Standard">Ce samedi ne dérogeait pas à la règle. Edward était sorti une heure plus tôt environ sous un ciel gris menaçant et après avoir rejoint Palema, avait entamé une balade en son sein, s'achetant un cône glacé au passage -n'ayant pas réalisé que la température était bien fraîche pour ce genre de choses, pour finir bien évidemment par se perdre quelque part au beau milieu du Quartier Nord, trop occupé qu'il était à se demander comment les girafes faisaient pour ramasser un aliment qu'elles faisaient tomber de leur bouche. Habitué de l'exercice, le blondin avait tranquillement demandé son chemin à un passant et s'était remis en route, jusqu'à ce qu'un attroupement attire son attention. Une bonne cinquantaine de personnes s'étaient regroupées devant l'immense porte vitrée d'un non moins immense bâtiment d'une dizaine d'étages, attendant visiblement quelque chose -ou quelqu'un. Au vu de la proportion d'appareils photos que le garçon pouvait voir, il s'agissait vraisemblablement de journalistes. Intrigué, Edward s'approcha de l'attroupement et demande à l'un d'entre eux ce qu'il se passait.</text:p>
      <text:p text:style-name="Standard"/>
      <text:p text:style-name="Standard">-C'est GaBrun, le chanteur* ! Il vient directement du Canada, et il commence l'enregistrement de son nouvel album dans cette boîte aujourd'hui !</text:p>
      <text:p text:style-name="Standard"/>
      <text:p text:style-name="Standard">GaBrun ? Ce nom sonnait vaguement familier à ses oreilles, mais pas de quoi provoquer un tel remue-ménage. Edward n'était pas un grand adepte de musique. Enfin il en écoutait de temps en temps, mais n'était pas du genre à connaître les chansons du hit parade (#expressiondesannees80) par cœur. Il était sur le point de s'éloigner, légèrement déçu par la teneur de l'événement, lorsque la foule se mit à bouger, des murmures commençant à se faire entendre. Une grosse voiture noire s'approcha alors du parvis et, tel un nuage de mouches sur un tas d'étrons, la masse de journalistes se précipita au devant, emportant notre adolescent, qui s'était retrouvé coincé entre deux personnes, dans le mouvement de foule. Du haut de sa maigre stature, Edward ne parvenait plus vraiment à bouger, compressé qu'il était. Il éprouvait en réalité même des difficultés à respirer, complètement immobilisé. Un valet sortit par la porte avant de la limousine et vint ouvrir la porte arrière côté passager, et celui qui devait être GaBrun en sortit, prenant bien soin de soupeser ses mouvements afin d'avoir en permanence une pose acceptable pour le mitraillage de flashs qui s’abattaient sur lui. L'artiste se mit alors à marcher vers l'entrée du bâtiment, provoquant un nouveau mouvement de foule durant lequel Edward se fit bousculer et, dans sa chute, catapulta les restes de sa glace... en plein sur la chemise de Gabrun, qui s'arrêta net. Le silence se fit presque instantanément dans l'assemblée alors qu'il jetait un regard courroucé vers la foule.</text:p>
      <text:p text:style-name="Standard"/>
      <text:p text:style-name="Standard">-Qui a fait ça ?</text:p>
      <text:p text:style-name="Standard"/>
      <text:p text:style-name="Standard">Alors qu'il approchait encore quelques secondes plus tôt de l’asphyxie, Edward sentit un espace d'un bon mètre se former autour de lui. Il était de notoriété publique -et donc évidemment pas de la sienne, que GaBrun était un artiste au caractère... Eh bien, avec du caractère. Un petit sourire désolé au coin des lèvres, le blondin haussa un sourcil.</text:p>
      <text:p text:style-name="Standard"/>
      <text:p text:style-name="Standard">-Euh... C'est ptetre moi.</text:p>
      <text:p text:style-name="Standard"><text:soft-page-break/></text:p>
      <text:p text:style-name="Standard">-Pourquoi tu as fait ça ?</text:p>
      <text:p text:style-name="Standard"/>
      <text:p text:style-name="Standard">-J'ai pas fait exprès.</text:p>
      <text:p text:style-name="Standard"/>
      <text:p text:style-name="Standard">-Et comment je vais faire pour enregistrer dans ces conditions, moi ?</text:p>
      <text:p text:style-name="Standard"/>
      <text:p text:style-name="Standard">-J'suis à peu près sûr que c'est pas franchement très grave, rétorqua machinalement Edward, provoquant un hoquet de stupeur dans l'assemblée.</text:p>
      <text:p text:style-name="Standard"/>
      <text:p text:style-name="Standard">-... Pardon ?</text:p>
      <text:p text:style-name="Standard"/>
      <text:p text:style-name="Standard">-Bah... C'est vrai, quoi. Un petit coup d'eau dessus et on en parle plus. Et puis c'est pas comme si vous aviez pas les moyens de vous payer une nouvelle chemise, j'imagine.</text:p>
      <text:p text:style-name="Standard"/>
      <text:p text:style-name="Standard">-Mais... C'est inadmissible ! Jamais je n'ai été traité de la sorte ! Alphonse, nous repartons ! Je ne suis pas prêt à remettre les pieds dans cette ville de péquenauds !</text:p>
      <text:p text:style-name="Standard"/>
      <text:p text:style-name="Standard">Ce faisant, GaBrun remonta, furieux, dans la limousine qui repartit en trombe, laissant le pauvre Edward, à qui la situation ne faisait visiblement ni chaud, ni froid, le derrière sur le trottoir et le regard de plusieurs dizaines de journalistes atterrés braqué sur lui...</text:p>
      <text:p text:style-name="Standard"/>
      <text:p text:style-name="Standard"/>
      <text:p text:style-name="Standard">* : Toute ressemblance avec un personnage existant, fictif ou réel, est totalement fortuite.</text:p>
      <text:p text:style-name="P1">Un air légèrement ennuyé sur le visage, Edward regardait d'un œil distrait la limousine s'éloigner. Il ne se sentait pas vraiment responsable de ce qu'il venait de se passer. Après tout ce type avait été grossier avec lui, et il ne méritait sûrement pas que le blondin s'excuse. Cela faisait partie intégrante de ses principes ; il ne supportait pas que des gens profitent de leur statut, argent ou influence pour exploiter les plus faibles. Le fait qu'ils soient si riches était déjà une forme de déséquilibre en soit, alors si en plus de cela c'étaient des gens désagréables, ils ne respectaient alors plus du tout les règles du jeu d'Edward. L'adolescent savait pertinemment qu'un être esseulé tel que lui avait un poids négligeable dans sa si précieuse balance, pour autant cela ne l'empêchait pas de remettre ces individus à leur place lorsqu'il en avait l'occasion.</text:p>
      <text:p text:style-name="Standard"/>
      <text:p text:style-name="Standard">Partant de ce principe, Edward trouvait presque qu'il avait fait une bonne action en remballant ce m'as-tu-vu de chanteur, mais tout le monde n'était visiblement pas du même avis que lui. Les journalistes étaient en train de devenir fous, fin heureux d'avoir un scoop pareil à sortir dans leur torchon pour le lendemain, mais celle qui attira son attention ne partageait pas l'effervescence générale. Son regard sévère et légèrement hautain était directement dirigé dans sa direction, et sous la fureur que contenaient ses yeux azurés, le garçon ne put s'empêcher de frissonner. Cette jeune femme semblait particulièrement irritée qu'il ait fait fuir GaBrun. Probablement une employée de la firme qui était établie dans ce bâtiment. Pour le coup, Edward fut enclin à admettre qu'elle soit en colère. Le départ du Canadien pouvait sûrement leur faire perdre une coquette somme.</text:p>
      <text:p text:style-name="Standard"/>
      <text:p text:style-name="Standard">Après lui avoir posé une question rhétorique, à laquelle le garçon se garda bien de répondre, même s'il crevait d'envie de lui rétorquer un « Je l'ai remis à sa place », la nouvelle arrivante voulut ajouter quelque chose, mais elle fut interrompue par l'activité grouillante des journalistes pour qui l'affaire n'était visiblement pas terminée. Elle lui proposa alors de venir discuter à l'intérieur, ce à quoi Edward répondit par un haussement de sourcil étonné, ne voyant pas bien de quoi ils allaient bien pouvoir parler... Celui-ci resta donc l'espace de quelques secondes planté là, le cul dans le bitume en soutien sur ses deux mains. Lorsqu'il se rendit compte que sa tortionnaire en devenir n'avait pas l'intention de lâcher le morceau, l'adolescent évalua ses options. Il était vrai que l'alternative qu'Alice avait mentionnée -se faire broyer par la foule, ne l'excitait pas énormément, d'autant plus après les événements récents. De mauvaise grâce, Edward se leva donc et lui emboîta le pas. Après tout, il aurait sûrement un moyen de refuser ce qu'on lui demanderait.</text:p>
      <text:p text:style-name="Standard"/>
      <text:p text:style-name="Standard">Les deux jeunes gens traversèrent le hall d'entrée, dans lequel une secrétaire corpulente salua sa guide d'infortune, un air affolé sur le visage, puis ils suivirent un certain nombre de couloir, le pas sec et énervé d'Alice tranchant net avec celui traînaillant d'Edward. Ce dernier suivait la jeune femme machinalement, mais ne faisait absolument pas attention à où il mettait les pieds, bien trop occupé à laisser traîner son regard de jade sur chaque recoin du bâtiment qu'ils étaient en train de parcourir. Un certain nombre de pochettes de disque attira notamment son attention succinctement, sans pour autant qu'il s'y attarde. Après une petite minute de marche, l'héritière de la Nightray Production Company © s'arrêta devant un bureau vide. Complètement perdu dans ses songes, Edward ne la vit que trop tard et lui rentra dedans en essayant de s'arrêter.</text:p>
      <text:p text:style-name="Standard"/>
      <text:p text:style-name="Standard">-Oups, pardon.</text:p>
      <text:p text:style-name="P1">Edward se tira de sa maladresse avec un simple regard lourd de jugement, ce qui ne l'affecta pas plus que ça. Le garçon avait l'habitude des réactions agressives, qui se tiraient la bourre avec une ignorance ostentatoire dans la compétition de ses interactions sociales. Il haussa donc les épaules avec un petite sourire désolé avant de pénétrer dans le bureau que sa guide d'infortune avait dégoté pour eux. Ce bureau était relativement simpliste en terme d'ameublement, cependant la qualité du mobilier et ses finitions témoignaient de la richesse de la société à laquelle il appartenait. Il était évident que le monde dans lequel Edward avait mis les pieds n'était pas le sien. Il n'avait clairement pas l'habitude de l'opulence et l'étalage du showbiz. Cet univers était à des années lumières de sa petite vie tranquille de banlieusard. Aussi on pouvait aisément statuer que lui et la jeune femme aux cheveux châtains n'avaient strictement aucune chance de se comprendre.</text:p>
      <text:p text:style-name="Standard"/>
      <text:p text:style-name="Standard">Cette dernière, après s'être installée de manière à affirmer sa position de domination, entama les hostilités. Elle lui demanda s'il avait conscience de la quantité d'argent que son altercation avec GaBrun leur avait fait perdre. « Leur » étant ici probablement la Nightray Production Company ©, en tout cas c'est ce qu'Edward statua en l'absence de plus d'informations. La vérité était que le blondin n'en avait strictement aucune idée. Tout ce qu'il savait était qu'il leur avait probablement fait gagner un certain temps, mais la dimension pécuniaire lui était royalement passé au-dessus. Heureusement -ou pas- pour lui, Alice lui annonça un montant approximatif du manque à gagner causé par l'événement. Cette annonce, se voulant pourtant choc, ne perturba pas la tranquillité du blondin, dont le faciès ne changea pas d'un iota à l'exception de ses sourcils qui s'arquèrent légèrement.</text:p>
      <text:p text:style-name="Standard"/>
      <text:p text:style-name="Standard">-Ah oui quand même.</text:p>
      <text:p text:style-name="Standard"/>
      <text:p text:style-name="Standard">Contrairement à ce que l'on pouvait penser, cette réplique ne cachait aucune ironie, malgré l'absence d'émotion dans le ton de sa voix. C'était un montant bien au delà de ceux qu'Edward avait l'habitude de manipuler. Il était même assez étrange pour lui de voir la jeune femme le lui annoncer comme s'il avait s'agit d'une broutille. Le garçon avait d'ailleurs du mal à cerner son interlocutrice. Elle semblait avoir déjà un certain nombre de responsabilités -pour que ce soit à elle de gérer ce genre d'ennuis, malgré son évident jeune âge. Elle aurait pu plaire à Edward, dans d'autres circonstances peut-être. Son physique était fin, harmonieux, à l'instar de son visage plutôt agréable à la vue qu'une frange parfaitement symétrique venait encadrer. Et pourtant, il y avait cet air autoritaire et froid qui venait gâcher le tableau ; jurant avec la douceur de ses traits. Quel dommage...</text:p>
      <text:p text:style-name="Standard"/>
      <text:p text:style-name="Standard">Trop occupé à l'examiner de son regard émeraude, Edward mit quelques secondes à se rendre compte qu'Alice lui avait posé une question, et qu'elle était en train d'attendre qu'il se prononce sur ses intentions. Reprenant contact avec la réalité, l'adolescent réalisa rapidement qu'il avait totalement perdu le fil de la conversation, et ne se souvenait absolument plus du sujet qui les avait amenés ici. Il s'était écoulé une éternité à l'échelle du courant de ses pensées depuis sa dernière intervention et Edward était bien incapable de recoller les morceaux. Force était de constater qu'il ne s'en sortirait cette fois-ci pas avec une pirouette. Il n'avait d'autre choix que d'être honnête, au risque de se mettre encore un peu plus à dos cette personne qui n'avait pourtant visiblement pas besoin d'une autre raison de mépriser.</text:p>
      <text:p text:style-name="Standard"/>
      <text:p text:style-name="Standard">-...A propos de ?</text:p>
      <text:p text:style-name="P1">Comme on pouvait s'y attendre, Alice accusa le coup. Elle lâcha un soupir expressif et semblait de plus en plus agacée par la situation, comme si elle se demandait ce qu'elle allait bien pouvoir faire de lui. Edward encaissa sa première remarque sans broncher. Non, il ne le faisait pas exprès. Peut-être que le blondin ne faisait pas tous les efforts possibles pour rester concentré, mais il n'en était pas moins vrai qu'il souffrait également d'un très Trouble du Déficit de l'Attention. L'adolescent aurait pu l'expliquer à sa tortionnaire, lui faire comprendre que c'était également <text:s/>à cause de sa maladie qu'il se retrouvait dans cette pièce en premier lieu. Mais quelque chose le retint, une petite voix au fin fond de son esprit qui lui souffla qu'elle n'en aurait rien à faire. Alors il choisit de se taire, attendant de subir la suite de la tempête qui allait s'abattre sur lui.</text:p>
      <text:p text:style-name="Standard"/>
      <text:p text:style-name="Standard">Cependant pour l'heure, une accalmie semblait se dessiner. Si le ton d'Alice était toujours pète-sec, elle semblait un peu plus encline à la discussion. Elle demanda à Edward ce qu'il faisait dans la vie, tirant un haussement de sourcils surpris à ce dernier. C'était bien la dernière question qu'il s'attendait à entendre. Ce qu'il faisait dans la vie ? Mais qu'est-ce que ça pouvait bien lui faire ? Alors que le blondin se préparait à répondre en essayant de deviner la raison qui l'avait poussée à se demander ceci, l'héritière Nightray se leva de son siège improvisé pour se rapprocher de lui, accentuant encore ainsi la relation dominant/dominé qui s'était installée d'entrée de jeu entre eux.</text:p>
      <text:p text:style-name="Standard"/>
      <text:p text:style-name="Standard">-Euh... Je suis étudiant en droit... Pourquoi ?</text:p>
      <text:p text:style-name="Standard"/>
      <text:p text:style-name="Standard">A mesure qu'Alice s'approchait de lui, Edward se sentait de plus en plus écrasé par sa prestance. Elle dégageait une autorité impressionnante et le garçon, qui n'était déjà pas extrêmement confiant par nature, avait du mal à ne pas se sentir ridicule en face d'elle. Il avait l'impression d'être un gamin qui se fait engueuler par sa mère -était-il si loin de la vérité que ça ? Dans tous les cas, les tentatives d'intimidation de la jeune femme étaient un franc succès. Edward n'en menait vraiment pas large et paraissait encore plus chétif qu'à l'ordinaire. Alors Alice répondit plus ou moins à ses interrogations en lui faisant une offre qui provoqua une nouvelle surprise chez le garçon aux yeux de jade.</text:p>
      <text:p text:style-name="Standard"/>
      <text:p text:style-name="Standard">-Un poste... ici ?</text:p>
      <text:p text:style-name="Standard"/>
      <text:p text:style-name="Standard">L'expression sur son visage passa en un instant de la peur à l'effarement. Elle était vraiment en train de lui proposer un travail ? L'idée de se faire un peu d'argent en parallèle de ses études n'était pas si déplaisante, celui pourrait lui permettre de commencer à gagner en indépendance et à devenir un peu plus responsable. Mais... La proposition n'avait ni queue ni tête. Alice lui rabâchait -à raison- depuis le début de cette conversation qu'il était un bon à rien et maintenant elle voulait l'embaucher ? Un détail attira cependant l'attention de notre blondinet : elle voulait qu'il rembourse... Ce qu'il leur avait fait perdre ? Il ne leur avait rien fait perdre du tout... Ce m'as-tu-vu de chanteur était parti de son propre chef et, très honnêtement, cela ne semblait pas être une grosse perte...</text:p>
      <text:p text:style-name="Standard"/>
      <text:p text:style-name="Standard">-Je... Je ne crois pas vous devoir un cent... Madame, s'empressa-t-il d'ajouter.</text:p>
      <text:p text:style-name="Standard"/>
      <text:p text:style-name="Standard">Edward avait rassemblé tout son courage pour formuler cette réponse. Aussi ridicule pouvait-il paraître à se faire malmener de la sorte par une bourgeoise enorgueillie, il y avait des choses qu'il ne pouvait laisser passer. Parmi celles-ci se trouvaient notamment une proposition de contrat qui, à ses yeux, n'était pas équilibré...</text:p>
      <text:p text:style-name="P1">La conversation commençait doucement à plus ressembler à un dialogue de sourds qu'à autre chose, <text:s/>entre Edward qui refusait d'admettre qu'il devait de l'argent à la Nightray Company et Alice qui n'en démordait pas. Celle-ci fut saisie d'un soupir de lassitude à l'écoute des réponses du garçon, puis en provoqua un second chez ce dernier, de soulagement cette fois, en retournant s'asseoir sur le bureau. Les épaules d'Edward s'affaissèrent imperceptiblement alors que la pression qui l'écrasait depuis qu'Alice s'était approchée de lui se dissipait légèrement. Le blondin se promit de travailler sa gestion du stress, entre autres choses, dans les temps à venir.</text:p>
      <text:p text:style-name="Standard"/>
      <text:p text:style-name="Standard">La jeune femme reprit la parole, ignorant royalement sa pitoyable tentative de négocier l'existence de sa dette. Elle semblait commencer à comprendre qu'il allait être extrêmement difficile pour elle de mettre la main sur l'argent qu'Edward leur avait fait perdre -ou plutôt ne leur avait pas fait gagner. Ce dernier se demanda l'espace d'un instant s'il allait s'en tirer ainsi, sauvé par sa pauvreté. Son regain d'espoir fut cependant de courte durée, puisque Alice enchaîna sans lui laisser le temps de préparer une ligne de défense -qu'il était de toute façon trop intimidé pour imaginer. Mais Edward ne songea pas vraiment à s'en plaindre. La nouvelle proposition de l'héritière Nightray le fit se redresser d'un coup sur sa chaise.</text:p>
      <text:p text:style-name="Standard"/>
      <text:p text:style-name="Standard">Ce renouveau d'attention pouvait paraître un chouïa excessif, je vous l'accorde, surtout étant donné qu'il suivait une proposition de marché où il se faisait clairement exploiter gratos pour une multinationale. Cependant aux yeux d'Edward, cette nouvelle offre avait pour elle quelque chose de plus important que sa valeur intrinsèque : l'équilibre. S'il avait beaucoup de mal à concevoir qu'il devait de l'argent à cette entreprise, le garçon ne pouvait nier qu'il avait bel et bien fait fuir un client, que l'on pense que c'était de sa faute ou non. Par conséquent, un marché de la sorte lui convenait parfaitement. Un artiste de perdu, un de retrouvé. Ce simple énoncé respectait sa fameuse balance de l'univers, son équilibre cosmique.</text:p>
      <text:p text:style-name="Standard"/>
      <text:p text:style-name="Standard">Tandis qu'il se perdait dans ses considérations autistiques, Alice ajouta une phrase dont il n'écouta pas le moindre mot avant de gribouiller quelque chose sur un bout de papier et de le lui tendre après s'être légèrement rapprochée. C'était son numéro de téléphone. Edward tendit la main pour l'attraper mais arrêta son geste en chemin, pris d'un doute. Son regard émeraude se planta dans celui de sa négociatrice et il resta ainsi, le bras dans le vide, pendant quelques instants. S'il prenait ce bout de papier, il n'y avait plus aucun moyen de revenir en arrière. Si ce marché comprenait un piège, une entourloupe qu'il n'avait pas perçue, il serait trop tard pour s'en protéger.</text:p>
      <text:p text:style-name="Standard"/>
      <text:p text:style-name="Standard">Était-ce bien raisonnable de jouer au jeu de ces requins, dans leur propre cour ? Un sourire étira les lèvres de l'étudiant en droit alors qu'il se penchait pour prendre le morceau de papier des mains d'Alice sans dire un mot. Avec un énoncé pareil, il était bien incapable de refuser, raisonnable ou non. Edward plia le numéro de téléphone et le rangea dans la poche intérieure de sa veste, sa chevelure d'or s'agitant au rythme de ses mouvements. Il ne restait plus qu'un détail à régler...</text:p>
      <text:p text:style-name="Standard"/>
      <text:p text:style-name="Standard">-Ahem... Dites-moi... Où et comment on découvre des chanteurs, au juste ?</text:p>
      <text:p text:style-name="P1">A peine Edward avait saisi le minuscule bout de papier, Alice faisait déjà un pas vers la sortie du bureau. Elle n'avait visiblement pas beaucoup plus envie que lui de continuer cette conversation. Cela se comprenait. De son point de vue, l'incident était probablement réglé. Si elle n'avait pas obtenu une compensation financière comme elle l'espérait au départ, la jeune femme avait au moins trouvé un moyen d'annuler la perte que sa compagnie avait subie. Les deux partis de l'accord étaient satisfaits, même si dans les faits l'un d'entre deux était clairement perdant. En effet, Edward allait devoir travailler pour les Nightray gratuitement, et ce alors qu'il n'avait rien reçu en contrepartie -si ce n'était de ne pas être plus ennuyé que ça par une entreprise qui l'aurait sûrement dépouillé si elle en avait eu envie, ses moyens dépassant largement ceux du blondin qui dans une confrontation juridique n'aurait pas la moindre chance de gagner. Encore un déséquilibre auquel il faudrait remédier...</text:p>
      <text:p text:style-name="Standard"/>
      <text:p text:style-name="Standard">Tout en suivant le fil de ses pensées, le blondin observa Alice s'éloigner vers la porte. Allait-elle ignorer sa question et le laisser se débrouiller pour accomplir sa mission ? La jeune femme n'avait pas été tendre avec lui depuis qu'elle lui était tombée dessus un peu plus tôt dans la journée mais ça, c'était vraiment un coup bas. Et c'était pas du jeu. Comment était-il censé s'en sortir si on ne lui donnait pas les billes ? Alors qu'Edward s'apprêtait à protester, la demoiselle à la chevelure châtain se retourna finalement pour lui répondre. C'était à se demander si elle n'aimait pas jouer avec ses nerfs, comme si elle voulait lui montrer en permanence que c'était elle qui était aux commandes et qu'elle pouvait lui pourrir la vie aussi simplement que cela. Ou alors peut-être que l'adolescent commençait à un peu trop se sentir persécuté.</text:p>
      <text:p text:style-name="Standard"/>
      <text:p text:style-name="Standard">Toujours était-il que la réponse qui lui fut donnée effaça aussi sec le sourire qui était apparu fugacement sur son visage. C'était ce qu'il craignait. Les bars et les clubs n'étaient clairement pas dans la liste des lieux qu'il fréquentait souvent, et s'il devait commencer à y aller pour dénicher des futurs talents, cela risquait de lui prendre un temps fou. La nouvelle ne l'enchantait guère, mais comme le disait le dicton : « c'est le jeu ma pauv' Lucette ! ». En se levant pour rejoindre Alice à la porte, Edward fit une moue d'enfant capricieux mais n'insista pas.</text:p>
      <text:p text:style-name="Standard"/>
      <text:p text:style-name="Standard">-Evidemment...</text:p>
      <text:p text:style-name="Standard"/>
      <text:p text:style-name="Standard">Alors qu'il s'apprêtait à sortir, Alice l'interpella à nouveau, pour se présenter cette fois-ci. L'espace d'un instant, le blondin resta interdit, ses yeux clignant un peu trop vite à plusieurs reprises. Bien évidemment. La manière dont elle se comportait avec lui depuis le début de leur entretien aurait dû lui mettre la puce à l'oreille. Ce n'était pas l'attitude d'une employée lambda, mais bien de quelqu'un qui était en charge. Le simple fait qu'elle ait passé un marché avec lui sans consulter qui que ce soit d'autre en était déjà la preuve. Toujours sans un geste, l'adolescent parvint à donner une réponse d'un air absent.</text:p>
      <text:p text:style-name="Standard"/>
      <text:p text:style-name="Standard">-Edward... Drawde.</text:p>
      <text:p text:style-name="Standard"/>
      <text:p text:style-name="Standard">Et puis, soudainement, Edward se remit à sourire. Il plissa les yeux d'un air malicieux et pencha légèrement la tête sur le côté. Après tout, ce n'était pas tous les jours qu'il rencontrait une personne aussi importante. </text:p>
      <text:p text:style-name="Standard"/>
      <text:p text:style-name="Standard">-Nightray, hein ? C'est vous la chef ici alors ?</text:p>
      <text:p text:style-name="P1">Alice ne tarda pas à répondre à son interrogation, lui indiquant qu'elle n'était pas encore la patronne de la Nightray Company mais que cela devrait arriver pas plus tard que cet été, le temps qu'elle obtienne son diplôme. Cette information impliquait deux choses. D'une part que la jeune femme travaillait d'ors et déjà alors même qu'elle était toujours à l'université, ce qui était assez impressionnant aux yeux d'Edward qui peinait déjà à suivre simplement ses cours. Jamais il n'aurait été capable d'avoir un travail à côté -même si au vu de leur arrangement, cela risquait malgré tout de se produire incessamment sous peu, encore moins un poste à responsabilités dans ce qui semblait être une grande entreprise. D'autre part, si elle n'était pas à la tête de la Nightray Company, cela signifiait qu'il y avait quelqu'un au dessus pour lui donner des ordres. Et étant donné son nom de famille, il n'y avait pas un million de possibilités... Alice confirma ses déductions en reprenant la parole, lui indiquant que le chef de famille était également celui de l'entreprise.</text:p>
      <text:p text:style-name="Standard"/>
      <text:p text:style-name="Standard">Continuant sur sa lancée, La demoiselle aux cheveux châtains enchaîna sur une nouvelle tirade insistant une nouvelle fois sur sa position et les moyens de pression dont elle disposait pour s'assurer que le garçon mènerait à bien sa mission, ou à défaut ne serait au moins pas un obstacle. Edward ne se départit pas de son petit sourire en coin mais ne répondit rien. Il commençait à connaître la chanson : il n'était rien et elle pouvait l'écraser d'un simple claquement de doigt. L'étudiant ne savait pas si elle avait deviné on ne sait trop comment qu'il souffrait de troubles de l'attention, en tout cas Alice avait bien compris que le meilleur (et le seul ?) moyen de faire rentrer quelque chose dans sa caboche était de le répéter inlassablement. Ça ou alors elle souffrait d'un grave complexe et avait l'insatiable besoin de prouver qu'elle avait du pouvoir, qu'elle était en contrô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8T12:35:21.60</meta:creation-date>
    <dc:date>2017-04-03T15:29:56.39</dc:date>
    <meta:editing-duration>PT19H23M34S</meta:editing-duration>
    <meta:editing-cycles>834</meta:editing-cycles>
    <meta:generator>OpenOffice/4.1.3$Win32 OpenOffice.org_project/413m1$Build-9783</meta:generator>
    <meta:document-statistic meta:table-count="0" meta:image-count="0" meta:object-count="0" meta:page-count="8" meta:paragraph-count="51" meta:word-count="4081" meta:character-count="24743"/>
  </office:meta>
</office:document-meta>
</file>